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42b"/>
    </style:style>
    <style:style style:name="P2" style:family="paragraph" style:parent-style-name="Standard">
      <style:text-properties officeooo:paragraph-rsid="000798d1"/>
    </style:style>
    <style:style style:name="T1" style:family="text">
      <style:text-properties officeooo:rsid="0006742b"/>
    </style:style>
    <style:style style:name="T2" style:family="text">
      <style:text-properties officeooo:rsid="000798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dftk Introduction_to_Cryptography_with_Coding_Theory .pdf cat 1-<text:span text:style-name="T1">38</text:span> output <text:span text:style-name="T1">chapter_</text:span>1.pdf</text:p>
      <text:p text:style-name="P2">pdftk Introduction to Cryptography with Coding Theory .pdf cat <text:span text:style-name="T1">39</text:span>-<text:span text:style-name="T1">92</text:span> output <text:span text:style-name="T1">chapter_</text:span>2.pdf</text:p>
      <text:p text:style-name="P2">pdftk Introduction to Cryptography with Coding Theory .pdf cat <text:span text:style-name="T1">93</text:span>-<text:span text:style-name="T1">177</text:span> output <text:span text:style-name="T1">chapter_</text:span>3.pdf</text:p>
      <text:p text:style-name="P2">pdftk Introduction to Cryptography with Coding Theory .pdf cat <text:span text:style-name="T1">178</text:span>-<text:span text:style-name="T1">204</text:span> output <text:span text:style-name="T1">chapter_</text:span>4.pdf</text:p>
      <text:p text:style-name="P2">pdftk Introduction to Cryptography with Coding Theory .pdf cat <text:span text:style-name="T1">205</text:span>-<text:span text:style-name="T1">230</text:span> output <text:span text:style-name="T1">chapter_</text:span>5.pdf</text:p>
      <text:p text:style-name="P2">pdftk Introduction to Cryptography with Coding Theory .pdf cat <text:span text:style-name="T1">231</text:span>-<text:span text:style-name="T1">263</text:span> output <text:span text:style-name="T1">chapter_6</text:span>.pdf</text:p>
      <text:p text:style-name="P2">pdftk Introduction to Cryptography with Coding Theory .pdf cat <text:span text:style-name="T1">264</text:span>-<text:span text:style-name="T1">305</text:span> output <text:span text:style-name="T1">chapter_</text:span>7.pdf</text:p>
      <text:p text:style-name="P2">pdftk Introduction to Cryptography with Coding Theory .pdf cat <text:span text:style-name="T1">306</text:span>-<text:span text:style-name="T1">324</text:span> output <text:span text:style-name="T1">chapter_</text:span>8.pdf</text:p>
      <text:p text:style-name="P2">pdftk Introduction to Cryptography with Coding Theory .pdf cat <text:span text:style-name="T1">325</text:span>-<text:span text:style-name="T1">389</text:span> output <text:span text:style-name="T1">chapter_</text:span>9.pdf</text:p>
      <text:p text:style-name="P2">pdftk Introduction to Cryptography with Coding Theory .pdf cat <text:span text:style-name="T1">390</text:span>-<text:span text:style-name="T1">417</text:span> output <text:span text:style-name="T1">chapter_</text:span>10.pdf</text:p>
      <text:p text:style-name="P2">pdftk Introduction to Cryptography with Coding Theory .pdf cat <text:span text:style-name="T1">418</text:span>-<text:span text:style-name="T1">452</text:span> output <text:span text:style-name="T1">chapter_1</text:span>1.pdf</text:p>
      <text:p text:style-name="P2">pdftk Introduction to Cryptography with Coding Theory .pdf cat <text:span text:style-name="T1">453</text:span>-<text:span text:style-name="T1">494</text:span> output <text:span text:style-name="T1">chapter_1</text:span>2.pdf</text:p>
      <text:p text:style-name="P1">pdftk Introduction to Cryptography with Coding Theory .pdf cat <text:span text:style-name="T1">495</text:span>-<text:span text:style-name="T1">518</text:span> output <text:span text:style-name="T1">chapter_13</text:span>.pdf</text:p>
      <text:p text:style-name="P1">pdftk Introduction to Cryptography with Coding Theory .pdf cat <text:span text:style-name="T1">519</text:span>-<text:span text:style-name="T1">533</text:span> output <text:span text:style-name="T1">chapter_14</text:span>.pdf</text:p>
      <text:p text:style-name="P2">pdftk Introduction to Cryptography with Coding Theory .pdf cat <text:span text:style-name="T1">534</text:span>-<text:span text:style-name="T1">581</text:span> output <text:span text:style-name="T1">chapter_</text:span><text:span text:style-name="T2">15</text:span>.pdf</text:p>
      <text:p text:style-name="P2">pdftk Introduction to Cryptography with Coding Theory .pdf cat <text:span text:style-name="T1">582</text:span>-<text:span text:style-name="T1">619</text:span> output <text:span text:style-name="T1">chapter_</text:span><text:span text:style-name="T2">16</text:span>.pdf</text:p>
      <text:p text:style-name="P2">pdftk Introduction to Cryptography with Coding Theory .pdf cat <text:span text:style-name="T1">620</text:span>-<text:span text:style-name="T1">636</text:span> output <text:span text:style-name="T1">chapter_</text:span><text:span text:style-name="T2">17</text:span>.pdf</text:p>
      <text:p text:style-name="P2">pdftk Introduction to Cryptography with Coding Theory .pdf cat <text:span text:style-name="T1">637</text:span>-<text:span text:style-name="T1">650</text:span> output <text:span text:style-name="T1">chapter_</text:span><text:span text:style-name="T2">18</text:span>.pdf</text:p>
      <text:p text:style-name="P2">pdftk Introduction to Cryptography with Coding Theory .pdf cat <text:span text:style-name="T1">651</text:span>-<text:span text:style-name="T1">664</text:span> output <text:span text:style-name="T1">chapter_</text:span><text:span text:style-name="T2">19</text:span>.pdf</text:p>
      <text:p text:style-name="P2">pdftk Introduction to Cryptography with Coding Theory .pdf cat <text:span text:style-name="T1">665</text:span>-<text:span text:style-name="T1">698</text:span> output <text:span text:style-name="T1">chapter_</text:span><text:span text:style-name="T2">20</text:span>.pdf</text:p>
      <text:p text:style-name="P2">pdftk Introduction to Cryptography with Coding Theory .pdf cat <text:span text:style-name="T1">699</text:span>-<text:span text:style-name="T1">742</text:span> output <text:span text:style-name="T1">chapter_</text:span><text:span text:style-name="T2">21</text:span>.pdf</text:p>
      <text:p text:style-name="P2">pdftk Introduction to Cryptography with Coding Theory .pdf cat <text:span text:style-name="T1">743</text:span>-<text:span text:style-name="T1">763</text:span> output <text:span text:style-name="T1">chapter_</text:span><text:span text:style-name="T2">22</text:span>.pdf</text:p>
      <text:p text:style-name="P2">pdftk Introduction to Cryptography with Coding Theory .pdf cat <text:span text:style-name="T1">764</text:span>-<text:span text:style-name="T1">791</text:span> output <text:span text:style-name="T1">chapter_</text:span><text:span text:style-name="T2">23</text:span>.pdf</text:p>
      <text:p text:style-name="P2">pdftk Introduction to Cryptography with Coding Theory .pdf cat <text:span text:style-name="T1">792</text:span>-<text:span text:style-name="T1">877</text:span> output <text:span text:style-name="T1">chapter_</text:span><text:span text:style-name="T2">24</text:span>.pdf</text:p>
      <text:p text:style-name="P2">pdftk Introduction to Cryptography with Coding Theory .pdf cat <text:span text:style-name="T1">878</text:span>-<text:span text:style-name="T1">905</text:span> output <text:span text:style-name="T1">chapter_</text:span><text:span text:style-name="T2">25</text:span>.pdf</text:p>
      <text:p text:style-name="P2">pdftk Introduction to Cryptography with Coding Theory .pdf cat <text:span text:style-name="T1">906</text:span>-<text:span text:style-name="T1">1286</text:span> output <text:span text:style-name="T2">appendix</text:span><text:span text:style-name="T1">_</text:span><text:span text:style-name="T2">26</text:span>.pdf</text:p>
      <text:p text:style-name="P2"/>
      <text:p text:style-name="P2"/>
      <text:p text:style-name="P2"/>
      <text:p text:style-name="P2"/>
      <text:p text:style-name="Standard">pdftk<text:tab/>Introduction_to_Cryptography_with_Coding_Theory.pdf<text:tab/>cat<text:tab/>1-38<text:tab/>output<text:tab/>chapter_1.pdf</text:p>
      <text:p text:style-name="Standard">pdftk<text:tab/>Introduction_to_Cryptography_with_Coding_Theory.pdf<text:tab/>cat<text:tab/>39-92<text:tab/>output<text:tab/>chapter_2.pdf</text:p>
      <text:p text:style-name="Standard">pdftk<text:tab/>Introduction_to_Cryptography_with_Coding_Theory.pdf<text:tab/>cat<text:tab/>93-177<text:tab/>output<text:tab/>chapter_3.pdf</text:p>
      <text:p text:style-name="Standard">pdftk<text:tab/>Introduction_to_Cryptography_with_Coding_Theory.pdf<text:tab/>cat<text:tab/>178-204<text:tab/>output<text:tab/>chapter_4.pdf</text:p>
      <text:p text:style-name="Standard">pdftk<text:tab/>Introduction_to_Cryptography_with_Coding_Theory.pdf<text:tab/>cat<text:tab/>205-230<text:tab/>output<text:tab/>chapter_5.pdf</text:p>
      <text:p text:style-name="Standard">pdftk<text:tab/>Introduction_to_Cryptography_with_Coding_Theory.pdf<text:tab/>cat<text:tab/>231-263<text:tab/>output<text:tab/>chapter_6.pdf</text:p>
      <text:p text:style-name="Standard">pdftk<text:tab/>Introduction_to_Cryptography_with_Coding_Theory.pdf<text:tab/>cat<text:tab/>264-305<text:tab/>output<text:tab/>chapter_7.pdf</text:p>
      <text:p text:style-name="Standard">pdftk<text:tab/>Introduction_to_Cryptography_with_Coding_Theory.pdf<text:tab/>cat<text:tab/>306-324<text:tab/>output<text:tab/>chapter_8.pdf</text:p>
      <text:p text:style-name="Standard">pdftk<text:tab/>Introduction_to_Cryptography_with_Coding_Theory.pdf<text:tab/>cat<text:tab/>325-389<text:tab/>output<text:tab/>chapter_9.pdf</text:p>
      <text:p text:style-name="Standard">pdftk<text:tab/>Introduction_to_Cryptography_with_Coding_Theory.pdf<text:tab/>cat<text:tab/>390-417<text:tab/>output<text:tab/>chapter_10.pdf</text:p>
      <text:p text:style-name="Standard">pdftk<text:tab/>Introduction_to_Cryptography_with_Coding_Theory.pdf<text:tab/>cat<text:tab/>418-452<text:tab/>output<text:tab/>chapter_11.pdf</text:p>
      <text:p text:style-name="Standard"><text:soft-page-break/>pdftk<text:tab/>Introduction_to_Cryptography_with_Coding_Theory.pdf<text:tab/>cat<text:tab/>453-494<text:tab/>output<text:tab/>chapter_12.pdf</text:p>
      <text:p text:style-name="Standard">pdftk<text:tab/>Introduction_to_Cryptography_with_Coding_Theory.pdf<text:tab/>cat<text:tab/>495-518<text:tab/>output<text:tab/>chapter_13.pdf</text:p>
      <text:p text:style-name="Standard">pdftk<text:tab/>Introduction_to_Cryptography_with_Coding_Theory.pdf<text:tab/>cat<text:tab/>519-533<text:tab/>output<text:tab/>chapter_14.pdf</text:p>
      <text:p text:style-name="Standard">pdftk<text:tab/>Introduction_to_Cryptography_with_Coding_Theory.pdf<text:tab/>cat<text:tab/>534-581<text:tab/>output<text:tab/>chapter_15.pdf</text:p>
      <text:p text:style-name="Standard">pdftk<text:tab/>Introduction_to_Cryptography_with_Coding_Theory.pdf<text:tab/>cat<text:tab/>582-619<text:tab/>output<text:tab/>chapter_16.pdf</text:p>
      <text:p text:style-name="Standard">pdftk<text:tab/>Introduction_to_Cryptography_with_Coding_Theory.pdf<text:tab/>cat<text:tab/>620-636<text:tab/>output<text:tab/>chapter_17.pdf</text:p>
      <text:p text:style-name="Standard">pdftk<text:tab/>Introduction_to_Cryptography_with_Coding_Theory.pdf<text:tab/>cat<text:tab/>637-650<text:tab/>output<text:tab/>chapter_18.pdf</text:p>
      <text:p text:style-name="Standard">pdftk<text:tab/>Introduction_to_Cryptography_with_Coding_Theory.pdf<text:tab/>cat<text:tab/>651-664<text:tab/>output<text:tab/>chapter_19.pdf</text:p>
      <text:p text:style-name="Standard">pdftk<text:tab/>Introduction_to_Cryptography_with_Coding_Theory.pdf<text:tab/>cat<text:tab/>665-698<text:tab/>output<text:tab/>chapter_20.pdf</text:p>
      <text:p text:style-name="Standard">pdftk<text:tab/>Introduction_to_Cryptography_with_Coding_Theory.pdf<text:tab/>cat<text:tab/>699-742<text:tab/>output<text:tab/>chapter_21.pdf</text:p>
      <text:p text:style-name="Standard">pdftk<text:tab/>Introduction_to_Cryptography_with_Coding_Theory.pdf<text:tab/>cat<text:tab/>743-763<text:tab/>output<text:tab/>chapter_22.pdf</text:p>
      <text:p text:style-name="Standard">pdftk<text:tab/>Introduction_to_Cryptography_with_Coding_Theory.pdf<text:tab/>cat<text:tab/>764-791<text:tab/>output<text:tab/>chapter_23.pdf</text:p>
      <text:p text:style-name="Standard">pdftk<text:tab/>Introduction_to_Cryptography_with_Coding_Theory.pdf<text:tab/>cat<text:tab/>792-877<text:tab/>output<text:tab/>chapter_24.pdf</text:p>
      <text:p text:style-name="Standard">pdftk<text:tab/>Introduction_to_Cryptography_with_Coding_Theory.pdf<text:tab/>cat<text:tab/>878-905<text:tab/>output<text:tab/>chapter_25.pdf</text:p>
      <text:p text:style-name="Standard">pdftk<text:tab/>Introduction_to_Cryptography_with_Coding_Theory.pdf<text:tab/>cat<text:tab/>906-1286<text:tab/>output<text:tab/>appendix_26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4:03:29.197346928</meta:creation-date>
    <dc:date>2025-04-30T16:46:04.728327120</dc:date>
    <meta:editing-duration>PT1H57M49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463" meta:character-count="4732" meta:non-whitespace-character-count="4321"/>
  </office:meta>
</office:document-meta>
</file>